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junit (s)</text:p>
          </table:table-cell>
          <table:table-cell office:value-type="string" calcext:value-type="string">
            <text:p>df (s)</text:p>
          </table:table-cell>
          <table:table-cell office:value-type="string" calcext:value-type="string">
            <text:p>cf (s)</text:p>
          </table:table-cell>
          <table:table-cell office:value-type="string" calcext:value-type="string">
            <text:p>df over</text:p>
          </table:table-cell>
          <table:table-cell office:value-type="string" calcext:value-type="string">
            <text:p>cf over</text:p>
          </table:table-cell>
          <table:table-cell office:value-type="string" calcext:value-type="string">
            <text:p>df/cf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8.835" calcext:value-type="float">
            <text:p>18,835</text:p>
          </table:table-cell>
          <table:table-cell office:value-type="float" office:value="89.67" calcext:value-type="float">
            <text:p>89,67</text:p>
          </table:table-cell>
          <table:table-cell office:value-type="float" office:value="33.92" calcext:value-type="float">
            <text:p>33,92</text:p>
          </table:table-cell>
          <table:table-cell table:formula="of:=(([.C2]-[.$B2])*100)/[.$B2]" office:value-type="float" office:value="376.081762675869" calcext:value-type="float">
            <text:p>376,081762675869</text:p>
          </table:table-cell>
          <table:table-cell table:formula="of:=(([.D2]-[.$B2])*100)/[.$B2]" office:value-type="float" office:value="80.0902574993363" calcext:value-type="float">
            <text:p>80,0902574993363</text:p>
          </table:table-cell>
          <table:table-cell table:formula="of:=(([.C2]-[.$D2])*100)/[.$D2]" office:value-type="float" office:value="164.357311320755" calcext:value-type="float">
            <text:p>164,357311320755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4.318" calcext:value-type="float">
            <text:p>144,318</text:p>
          </table:table-cell>
          <table:table-cell office:value-type="float" office:value="515.95" calcext:value-type="float">
            <text:p>515,95</text:p>
          </table:table-cell>
          <table:table-cell office:value-type="float" office:value="265.165" calcext:value-type="float">
            <text:p>265,165</text:p>
          </table:table-cell>
          <table:table-cell table:formula="of:=(([.C3]-[.$B3])*100)/[.$B3]" office:value-type="float" office:value="257.509111822503" calcext:value-type="float">
            <text:p>257,509111822503</text:p>
          </table:table-cell>
          <table:table-cell table:formula="of:=(([.D3]-[.$B3])*100)/[.$B3]" office:value-type="float" office:value="83.7366094319489" calcext:value-type="float">
            <text:p>83,7366094319489</text:p>
          </table:table-cell>
          <table:table-cell table:formula="of:=(([.C3]-[.$D3])*100)/[.$D3]" office:value-type="float" office:value="94.5769615145287" calcext:value-type="float">
            <text:p>94,5769615145287</text:p>
          </table:table-cell>
        </table:table-row>
        <table:table-row table:style-name="ro1">
          <table:table-cell office:value-type="string" calcext:value-type="string">
            <text:p>jfreechart</text:p>
          </table:table-cell>
          <table:table-cell office:value-type="float" office:value="22.267" calcext:value-type="float">
            <text:p>22,267</text:p>
          </table:table-cell>
          <table:table-cell office:value-type="float" office:value="88.623" calcext:value-type="float">
            <text:p>88,623</text:p>
          </table:table-cell>
          <table:table-cell office:value-type="float" office:value="36.363" calcext:value-type="float">
            <text:p>36,363</text:p>
          </table:table-cell>
          <table:table-cell table:formula="of:=(([.C4]-[.$B4])*100)/[.$B4]" office:value-type="float" office:value="298.00152692325" calcext:value-type="float">
            <text:p>298,00152692325</text:p>
          </table:table-cell>
          <table:table-cell table:formula="of:=(([.D4]-[.$B4])*100)/[.$B4]" office:value-type="float" office:value="63.3044415502762" calcext:value-type="float">
            <text:p>63,3044415502762</text:p>
          </table:table-cell>
          <table:table-cell table:formula="of:=(([.C4]-[.$D4])*100)/[.$D4]" office:value-type="float" office:value="143.717515056514" calcext:value-type="float">
            <text:p>143,717515056514</text:p>
          </table:table-cell>
        </table:table-row>
        <table:table-row table:style-name="ro1">
          <table:table-cell office:value-type="string" calcext:value-type="string">
            <text:p>Joda-time</text:p>
          </table:table-cell>
          <table:table-cell office:value-type="float" office:value="4.883" calcext:value-type="float">
            <text:p>4,883</text:p>
          </table:table-cell>
          <table:table-cell office:value-type="float" office:value="165.422" calcext:value-type="float">
            <text:p>165,422</text:p>
          </table:table-cell>
          <table:table-cell office:value-type="float" office:value="47.935" calcext:value-type="float">
            <text:p>47,935</text:p>
          </table:table-cell>
          <table:table-cell table:formula="of:=(([.C5]-[.$B5])*100)/[.$B5]" office:value-type="float" office:value="3287.71247184108" calcext:value-type="float">
            <text:p>3287,71247184108</text:p>
          </table:table-cell>
          <table:table-cell table:formula="of:=(([.D5]-[.$B5])*100)/[.$B5]" office:value-type="float" office:value="881.671103829613" calcext:value-type="float">
            <text:p>881,671103829613</text:p>
          </table:table-cell>
          <table:table-cell table:formula="of:=(([.C5]-[.$D5])*100)/[.$D5]" office:value-type="float" office:value="245.096484823198" calcext:value-type="float">
            <text:p>245,096484823198</text:p>
          </table:table-cell>
        </table:table-row>
        <table:table-row table:style-name="ro1">
          <table:table-cell office:value-type="string" calcext:value-type="string">
            <text:p>jsoup</text:p>
          </table:table-cell>
          <table:table-cell office:value-type="float" office:value="4.35" calcext:value-type="float">
            <text:p>4,35</text:p>
          </table:table-cell>
          <table:table-cell office:value-type="float" office:value="22.947" calcext:value-type="float">
            <text:p>22,947</text:p>
          </table:table-cell>
          <table:table-cell office:value-type="float" office:value="11.37" calcext:value-type="float">
            <text:p>11,37</text:p>
          </table:table-cell>
          <table:table-cell table:formula="of:=(([.C6]-[.$B6])*100)/[.$B6]" office:value-type="float" office:value="427.51724137931" calcext:value-type="float">
            <text:p>427,51724137931</text:p>
          </table:table-cell>
          <table:table-cell table:formula="of:=(([.D6]-[.$B6])*100)/[.$B6]" office:value-type="float" office:value="161.379310344828" calcext:value-type="float">
            <text:p>161,379310344828</text:p>
          </table:table-cell>
          <table:table-cell table:formula="of:=(([.C6]-[.$D6])*100)/[.$D6]" office:value-type="float" office:value="101.820580474934" calcext:value-type="float">
            <text:p>101,82058047493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6])" office:value-type="float" office:value="38.9306" calcext:value-type="float">
            <text:p>38,9306</text:p>
          </table:table-cell>
          <table:table-cell table:formula="of:=AVERAGE([.C2:.C6])" office:value-type="float" office:value="176.5224" calcext:value-type="float">
            <text:p>176,5224</text:p>
          </table:table-cell>
          <table:table-cell table:formula="of:=AVERAGE([.D2:.D6])" office:value-type="float" office:value="78.9506" calcext:value-type="float">
            <text:p>78,9506</text:p>
          </table:table-cell>
          <table:table-cell table:formula="of:=(([.C7]-[.$B7])*100)/[.$B7]" office:value-type="float" office:value="353.428408501282" calcext:value-type="float">
            <text:p>353,428408501282</text:p>
          </table:table-cell>
          <table:table-cell table:formula="of:=(([.D7]-[.$B7])*100)/[.$B7]" office:value-type="float" office:value="102.798312895255" calcext:value-type="float">
            <text:p>102,798312895255</text:p>
          </table:table-cell>
          <table:table-cell table:formula="of:=(([.C7]-[.$D7])*100)/[.$D7]" office:value-type="float" office:value="123.585887884323" calcext:value-type="float">
            <text:p>123,585887884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10:37:26.810889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4:01:59.183602158</meta:creation-date>
    <dc:date>2019-06-22T19:12:56.713474032</dc:date>
    <meta:editing-duration>PT11H25M4S</meta:editing-duration>
    <meta:editing-cycles>3</meta:editing-cycles>
    <meta:generator>LibreOffice/6.1.6.3$Linux_X86_64 LibreOffice_project/10$Build-3</meta:generator>
    <meta:document-statistic meta:table-count="1" meta:cell-count="49" meta:object-count="0"/>
  </office:meta>
</office:document-meta>
</file>